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cm"/>
    </style:style>
    <style:style style:name="gr5" style:family="graphic" style:parent-style-name="standard">
      <style:graphic-properties svg:stroke-color="#808080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cm" svg:height="1.2cm" svg:x="3.9cm" svg:y="16.6cm">
          <text:p text:style-name="P1">Hardware</text:p>
        </draw:rect>
        <draw:rect draw:style-name="gr1" draw:text-style-name="P1" draw:layer="layout" svg:width="11.001cm" svg:height="1.299cm" svg:x="3.899cm" svg:y="15cm">
          <text:p text:style-name="P1">Native Operating System (Linux)</text:p>
        </draw:rect>
        <draw:rect draw:style-name="gr2" draw:text-style-name="P1" draw:layer="layout" svg:width="11cm" svg:height="8.374cm" svg:x="3.937cm" svg:y="6.4cm">
          <text:p/>
        </draw:rect>
        <draw:g>
          <draw:rect draw:style-name="gr3" draw:text-style-name="P1" draw:layer="layout" svg:width="6.9cm" svg:height="5.8cm" svg:x="4.137cm" svg:y="6.674cm">
            <text:p/>
          </draw:rect>
          <draw:frame draw:style-name="gr4" draw:text-style-name="P2" draw:layer="layout" svg:width="3cm" svg:height="0.763cm" svg:x="8.237cm" svg:y="11.811cm">
            <draw:text-box>
              <text:p><text:span text:style-name="T1">Virtual CPU</text:span></text:p>
            </draw:text-box>
          </draw:frame>
          <draw:rect draw:style-name="gr5" draw:text-style-name="P1" draw:layer="layout" svg:width="5.9cm" svg:height="2.2cm" svg:x="4.637cm" svg:y="6.974cm">
            <text:p text:style-name="P1">Instruction <text:line-break/>Decoder</text:p>
          </draw:rect>
          <draw:rect draw:style-name="gr5" draw:text-style-name="P1" draw:layer="layout" svg:width="5.9cm" svg:height="2.2cm" svg:x="4.637cm" svg:y="9.474cm">
            <text:p text:style-name="P1">Instruction <text:line-break/>Interpreter</text:p>
          </draw:rect>
        </draw:g>
        <draw:rect draw:style-name="gr6" draw:text-style-name="P1" draw:layer="layout" svg:width="3.494cm" svg:height="1.3cm" svg:x="7.537cm" svg:y="13.341cm">
          <text:p text:style-name="P1">Exceptions</text:p>
        </draw:rect>
        <draw:rect draw:style-name="gr6" draw:text-style-name="P1" draw:layer="layout" svg:width="2.259cm" svg:height="5.1cm" svg:x="12.241cm" svg:y="9.474cm">
          <text:p text:style-name="P1">M</text:p>
          <text:p text:style-name="P1">e</text:p>
          <text:p text:style-name="P1">m</text:p>
          <text:p text:style-name="P1">o</text:p>
          <text:p text:style-name="P1">r</text:p>
          <text:p text:style-name="P1">y</text:p>
        </draw:rect>
        <draw:rect draw:style-name="gr6" draw:text-style-name="P1" draw:layer="layout" svg:width="3.2cm" svg:height="1.3cm" svg:x="4.137cm" svg:y="13.341cm">
          <text:p text:style-name="P1">Syscalls</text:p>
        </draw:rect>
        <draw:rect draw:style-name="gr6" draw:text-style-name="P1" draw:layer="layout" svg:width="2.263cm" svg:height="2cm" svg:x="12.237cm" svg:y="6.674cm">
          <text:p text:style-name="P1">Loader</text:p>
        </draw:rect>
        <draw:custom-shape draw:style-name="gr7" draw:text-style-name="P1" draw:layer="layout" svg:width="0.9cm" svg:height="0.6cm" svg:x="11.2cm" svg:y="7.4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598cm" svg:height="0.6cm" draw:transform="rotate (-1.55962621958303) translate (13.537cm 8.77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9cm" svg:height="0.6cm" svg:x="11.2cm" svg:y="10.7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7cm" svg:height="0.6cm" svg:x="8.833cm" svg:y="12.6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7cm" svg:height="0.6cm" svg:x="5.396cm" svg:y="12.6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1" draw:layer="layout" svg:width="11cm" svg:height="1.3cm" svg:x="3.937cm" svg:y="4.874cm">
          <text:p text:style-name="P1">Linux 32bits application <text:s/></text:p>
        </draw:rect>
        <draw:frame draw:style-name="gr8" draw:text-style-name="P3" draw:layer="layout" svg:width="0.845cm" svg:height="8.459cm" svg:x="2.9cm" svg:y="6.4cm">
          <draw:text-box>
            <text:p text:style-name="P3"><text:span text:style-name="T2">B</text:span></text:p>
            <text:p text:style-name="P3"><text:span text:style-name="T2">o</text:span></text:p>
            <text:p text:style-name="P3"><text:span text:style-name="T2">x</text:span></text:p>
            <text:p text:style-name="P3"><text:span text:style-name="T2"/></text:p>
            <text:p text:style-name="P3"><text:span text:style-name="T2">E</text:span></text:p>
            <text:p text:style-name="P3"><text:span text:style-name="T2">m</text:span></text:p>
            <text:p text:style-name="P3"><text:span text:style-name="T2">u</text:span></text:p>
            <text:p text:style-name="P3"><text:span text:style-name="T2">l</text:span></text:p>
            <text:p text:style-name="P3"><text:span text:style-name="T2">a</text:span></text:p>
            <text:p text:style-name="P3"><text:span text:style-name="T2">t</text:span></text:p>
            <text:p text:style-name="P3"><text:span text:style-name="T2">i</text:span></text:p>
            <text:p text:style-name="P3"><text:span text:style-name="T2">o</text:span></text:p>
            <text:p text:style-name="P3"><text:span text:style-name="T2">n</text:span></text:p>
            <text:p text:style-name="P3"><text:span text:style-name="T2"/></text:p>
            <text:p text:style-name="P3"><text:span text:style-name="T2">L</text:span></text:p>
            <text:p text:style-name="P3"><text:span text:style-name="T2">a</text:span></text:p>
            <text:p text:style-name="P3"><text:span text:style-name="T2">y</text:span></text:p>
            <text:p text:style-name="P3"><text:span text:style-name="T2">e</text:span></text:p>
            <text:p text:style-name="P3"><text:span text:style-name="T2">r</text:span></text:p>
          </draw:text-box>
        </draw:frame>
        <draw:rect draw:style-name="gr9" draw:text-style-name="P1" draw:layer="layout" svg:width="12.6cm" svg:height="13.7cm" svg:x="2.8cm" svg:y="4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3T20:17:34</meta:creation-date>
    <dc:date>2012-09-24T08:59:51</dc:date>
    <meta:editing-duration>PT34M49S</meta:editing-duration>
    <meta:editing-cycles>5</meta:editing-cycles>
    <meta:generator>OpenOffice.org/3.4.1$Unix OpenOffice.org_project/341m1$Build-9593</meta:generator>
    <meta:document-statistic meta:object-count="20"/>
  </office:meta>
</office:document-meta>
</file>